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number-columns-repeated="4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/>
          <table:table-cell office:value-type="string" calcext:value-type="string">
            <text:p>Indicadores</text:p>
          </table:table-cell>
          <table:table-cell office:value-type="string" calcext:value-type="string">
            <text:p>Descomposición + archivo 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0464879565" calcext:value-type="float">
            <text:p>0.990464879565</text:p>
          </table:table-cell>
          <table:table-cell table:style-name="ce3" office:value-type="float" office:value="0.982454023706" calcext:value-type="float">
            <text:p>0.982454023706</text:p>
          </table:table-cell>
          <table:table-cell table:formula="of:=[.C3]-[.B3]" office:value-type="float" office:value="-0.00801085585899997" calcext:value-type="float">
            <text:p>-0.008010855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8528035236" calcext:value-type="float">
            <text:p>0.998528035236</text:p>
          </table:table-cell>
          <table:table-cell office:value-type="float" office:value="0.99858028714" calcext:value-type="float">
            <text:p>0.99858028714</text:p>
          </table:table-cell>
          <table:table-cell table:formula="of:=[.C4]-[.B4]" office:value-type="float" office:value="0.0000522519039999336" calcext:value-type="float">
            <text:p>5.2251903999933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table:style-name="ce3" office:value-type="float" office:value="0.992163217539" calcext:value-type="float">
            <text:p>0.992163217539</text:p>
          </table:table-cell>
          <table:table-cell office:value-type="float" office:value="0.992565824124" calcext:value-type="float">
            <text:p>0.992565824124</text:p>
          </table:table-cell>
          <table:table-cell table:formula="of:=[.C5]-[.B5]" office:value-type="float" office:value="0.00040260658500002" calcext:value-type="float">
            <text:p>0.000402606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table:style-name="ce3" office:value-type="float" office:value="0.99085630176" calcext:value-type="float">
            <text:p>0.99085630176</text:p>
          </table:table-cell>
          <table:table-cell office:value-type="float" office:value="0.991237731013" calcext:value-type="float">
            <text:p>0.991237731013</text:p>
          </table:table-cell>
          <table:table-cell table:formula="of:=[.C6]-[.B6]" office:value-type="float" office:value="0.000381429252999999" calcext:value-type="float">
            <text:p>0.000381429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table:style-name="ce5" office:value-type="float" office:value="0.903937169694" calcext:value-type="float">
            <text:p>0.903937169694</text:p>
          </table:table-cell>
          <table:table-cell office:value-type="float" office:value="0.905473747155" calcext:value-type="float">
            <text:p>0.905473747155</text:p>
          </table:table-cell>
          <table:table-cell table:formula="of:=[.C7]-[.B7]" office:value-type="float" office:value="0.001536577461" calcext:value-type="float">
            <text:p>0.001536577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table:style-name="ce5" office:value-type="float" office:value="0.91064266251" calcext:value-type="float">
            <text:p>0.91064266251</text:p>
          </table:table-cell>
          <table:table-cell office:value-type="float" office:value="0.921526762889" calcext:value-type="float">
            <text:p>0.921526762889</text:p>
          </table:table-cell>
          <table:table-cell table:formula="of:=[.C8]-[.B8]" office:value-type="float" office:value="0.010884100379" calcext:value-type="float">
            <text:p>0.010884100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table:style-name="ce5" office:value-type="float" office:value="0.990898057304" calcext:value-type="float">
            <text:p>0.990898057304</text:p>
          </table:table-cell>
          <table:table-cell office:value-type="float" office:value="0.991268892143" calcext:value-type="float">
            <text:p>0.991268892143</text:p>
          </table:table-cell>
          <table:table-cell table:formula="of:=[.C9]-[.B9]" office:value-type="float" office:value="0.000370834839000023" calcext:value-type="float">
            <text:p>0.000370834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61635857991" calcext:value-type="float">
            <text:p>0.961635857991</text:p>
          </table:table-cell>
          <table:table-cell table:style-name="ce3" office:value-type="float" office:value="0.953649829757" calcext:value-type="float">
            <text:p>0.953649829757</text:p>
          </table:table-cell>
          <table:table-cell table:formula="of:=[.C10]-[.B10]" office:value-type="float" office:value="-0.00798602823399996" calcext:value-type="float">
            <text:p>-0.007986028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table:style-name="ce5" office:value-type="float" office:value="0.97322638643" calcext:value-type="float">
            <text:p>0.97322638643</text:p>
          </table:table-cell>
          <table:table-cell office:value-type="float" office:value="0.976035400325" calcext:value-type="float">
            <text:p>0.976035400325</text:p>
          </table:table-cell>
          <table:table-cell table:formula="of:=[.C11]-[.B11]" office:value-type="float" office:value="0.0028090138950001" calcext:value-type="float">
            <text:p>0.002809013895</text:p>
          </table:table-cell>
          <table:table-cell table:style-name="ce3"/>
          <table:table-cell table:style-name="ce4" office:value-type="string" calcext:value-type="string">
            <text:p>Indicadores</text:p>
          </table:table-cell>
          <table:table-cell table:style-name="ce4" office:value-type="string" calcext:value-type="string">
            <text:p>Descomposición con R2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table:style-name="ce5" office:value-type="float" office:value="0.992184209475" calcext:value-type="float">
            <text:p>0.992184209475</text:p>
          </table:table-cell>
          <table:table-cell office:value-type="float" office:value="0.992879342009" calcext:value-type="float">
            <text:p>0.992879342009</text:p>
          </table:table-cell>
          <table:table-cell table:formula="of:=[.C12]-[.B12]" office:value-type="float" office:value="0.000695132533999998" calcext:value-type="float">
            <text:p>0.000695132534</text:p>
          </table:table-cell>
          <table:table-cell table:style-name="ce4" office:value-type="string" calcext:value-type="string">
            <text:p>2 obj</text:p>
          </table:table-cell>
          <table:table-cell table:style-name="ce4" office:value-type="float" office:value="0.976452977509739" calcext:value-type="float">
            <text:p>0.976452977509739</text:p>
          </table:table-cell>
          <table:table-cell table:style-name="ce3" office:value-type="float" office:value="0.975530219581" calcext:value-type="float">
            <text:p>0.975530219581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table:style-name="ce5" office:value-type="float" office:value="0.990991639505" calcext:value-type="float">
            <text:p>0.990991639505</text:p>
          </table:table-cell>
          <table:table-cell office:value-type="float" office:value="0.991292999342" calcext:value-type="float">
            <text:p>0.991292999342</text:p>
          </table:table-cell>
          <table:table-cell table:formula="of:=[.C13]-[.B13]" office:value-type="float" office:value="0.00030135983699997" calcext:value-type="float">
            <text:p>0.000301359837</text:p>
          </table:table-cell>
          <table:table-cell table:style-name="ce4" office:value-type="string" calcext:value-type="string">
            <text:p>3obj</text:p>
          </table:table-cell>
          <table:table-cell table:style-name="ce4" office:value-type="float" office:value="0.940844468693842" calcext:value-type="float">
            <text:p>0.940844468693842</text:p>
          </table:table-cell>
          <table:table-cell table:style-name="ce3" office:value-type="float" office:value="0.936852718355895" calcext:value-type="float">
            <text:p>0.936852718355895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ce5" office:value-type="float" office:value="0.990990740964" calcext:value-type="float">
            <text:p>0.990990740964</text:p>
          </table:table-cell>
          <table:table-cell office:value-type="float" office:value="0.991394364036" calcext:value-type="float">
            <text:p>0.991394364036</text:p>
          </table:table-cell>
          <table:table-cell table:formula="of:=[.C14]-[.B14]" office:value-type="float" office:value="0.000403623072000037" calcext:value-type="float">
            <text:p>0.000403623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table:style-name="ce5" office:value-type="float" office:value="0.990989859262" calcext:value-type="float">
            <text:p>0.990989859262</text:p>
          </table:table-cell>
          <table:table-cell office:value-type="float" office:value="0.991278304185" calcext:value-type="float">
            <text:p>0.991278304185</text:p>
          </table:table-cell>
          <table:table-cell table:formula="of:=[.C15]-[.B15]" office:value-type="float" office:value="0.000288444922999953" calcext:value-type="float">
            <text:p>0.000288444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table:style-name="ce5" office:value-type="float" office:value="0.990991639505" calcext:value-type="float">
            <text:p>0.990991639505</text:p>
          </table:table-cell>
          <table:table-cell office:value-type="float" office:value="0.991292999342" calcext:value-type="float">
            <text:p>0.991292999342</text:p>
          </table:table-cell>
          <table:table-cell table:formula="of:=[.C16]-[.B16]" office:value-type="float" office:value="0.00030135983699997" calcext:value-type="float">
            <text:p>0.000301359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table:style-name="ce5" office:value-type="float" office:value="0.990990098508" calcext:value-type="float">
            <text:p>0.990990098508</text:p>
          </table:table-cell>
          <table:table-cell office:value-type="float" office:value="0.991354847409" calcext:value-type="float">
            <text:p>0.991354847409</text:p>
          </table:table-cell>
          <table:table-cell table:formula="of:=[.C17]-[.B17]" office:value-type="float" office:value="0.000364748900999912" calcext:value-type="float">
            <text:p>0.000364748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16078599" calcext:value-type="float">
            <text:p>0.99716078599</text:p>
          </table:table-cell>
          <table:table-cell office:value-type="float" office:value="0.997196449048" calcext:value-type="float">
            <text:p>0.997196449048</text:p>
          </table:table-cell>
          <table:table-cell table:formula="of:=[.C18]-[.B18]" office:value-type="float" office:value="0.0000356630580000683" calcext:value-type="float">
            <text:p>3.56630580000683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5174767226" calcext:value-type="float">
            <text:p>0.995174767226</text:p>
          </table:table-cell>
          <table:table-cell table:style-name="ce3" office:value-type="float" office:value="0.994791712868" calcext:value-type="float">
            <text:p>0.994791712868</text:p>
          </table:table-cell>
          <table:table-cell table:formula="of:=[.C19]-[.B19]" office:value-type="float" office:value="-0.000383054358000012" calcext:value-type="float">
            <text:p>-0.000383054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4723080371" calcext:value-type="float">
            <text:p>0.994723080371</text:p>
          </table:table-cell>
          <table:table-cell table:style-name="ce3" office:value-type="float" office:value="0.994501333793" calcext:value-type="float">
            <text:p>0.994501333793</text:p>
          </table:table-cell>
          <table:table-cell table:formula="of:=[.C20]-[.B20]" office:value-type="float" office:value="-0.000221746578000004" calcext:value-type="float">
            <text:p>-0.000221746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09760649533" calcext:value-type="float">
            <text:p>0.909760649533</text:p>
          </table:table-cell>
          <table:table-cell table:style-name="ce3" office:value-type="float" office:value="0.906108845997" calcext:value-type="float">
            <text:p>0.906108845997</text:p>
          </table:table-cell>
          <table:table-cell table:formula="of:=[.C21]-[.B21]" office:value-type="float" office:value="-0.00365180353599992" calcext:value-type="float">
            <text:p>-0.003651803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88774092324" calcext:value-type="float">
            <text:p>0.988774092324</text:p>
          </table:table-cell>
          <table:table-cell table:style-name="ce3" office:value-type="float" office:value="0.976694586079" calcext:value-type="float">
            <text:p>0.976694586079</text:p>
          </table:table-cell>
          <table:table-cell table:formula="of:=[.C22]-[.B22]" office:value-type="float" office:value="-0.012079506245" calcext:value-type="float">
            <text:p>-0.012079506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975016927246" calcext:value-type="float">
            <text:p>0.975016927246</text:p>
          </table:table-cell>
          <table:table-cell office:value-type="float" office:value="0.975075953774" calcext:value-type="float">
            <text:p>0.975075953774</text:p>
          </table:table-cell>
          <table:table-cell table:formula="of:=[.C23]-[.B23]" office:value-type="float" office:value="0.0000590265280000501" calcext:value-type="float">
            <text:p>5.9026528000050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945424254401" calcext:value-type="float">
            <text:p>0.945424254401</text:p>
          </table:table-cell>
          <table:table-cell table:style-name="ce3" office:value-type="float" office:value="0.937590095413" calcext:value-type="float">
            <text:p>0.937590095413</text:p>
          </table:table-cell>
          <table:table-cell table:formula="of:=[.C24]-[.B24]" office:value-type="float" office:value="-0.007834158988" calcext:value-type="float">
            <text:p>-0.007834158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2893170385" calcext:value-type="float">
            <text:p>0.992893170385</text:p>
          </table:table-cell>
          <table:table-cell office:value-type="float" office:value="0.992950718816" calcext:value-type="float">
            <text:p>0.992950718816</text:p>
          </table:table-cell>
          <table:table-cell table:formula="of:=[.C25]-[.B25]" office:value-type="float" office:value="0.0000575484309999208" calcext:value-type="float">
            <text:p>5.7548430999920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3:.B25])" office:value-type="float" office:value="0.976452977509739" calcext:value-type="float">
            <text:p>0.976452977509739</text:p>
          </table:table-cell>
          <table:table-cell table:style-name="ce3" table:formula="of:=AVERAGE([.C3:.C25])" office:value-type="float" office:value="0.975530219581" calcext:value-type="float">
            <text:p>0.975530219581</text:p>
          </table:table-cell>
          <table:table-cell table:formula="of:=[.C26]-[.B26]" office:value-type="float" office:value="-0.00092275792873886" calcext:value-type="float">
            <text:p>-0.000922757928739</text:p>
          </table:table-cell>
          <table:table-cell table:number-columns-repeated="3"/>
        </table:table-row>
        <table:table-row table:style-name="ro1">
          <table:table-cell table:style-name="ce3"/>
          <table:table-cell office:value-type="string" calcext:value-type="string">
            <text:p>Indicadores</text:p>
          </table:table-cell>
          <table:table-cell office:value-type="string" calcext:value-type="string">
            <text:p>Descomposición + archivo 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1_3</text:p>
          </table:table-cell>
          <table:table-cell table:style-name="ce3" office:value-type="float" office:value="0.981447756637" calcext:value-type="float">
            <text:p>0.981447756637</text:p>
          </table:table-cell>
          <table:table-cell office:value-type="float" office:value="0.982442398538" calcext:value-type="float">
            <text:p>0.982442398538</text:p>
          </table:table-cell>
          <table:table-cell table:formula="of:=[.C28]-[.B28]" office:value-type="float" office:value="0.00099464190099996" calcext:value-type="float">
            <text:p>0.000994641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0582697189" calcext:value-type="float">
            <text:p>0.990582697189</text:p>
          </table:table-cell>
          <table:table-cell office:value-type="float" office:value="0.990626670934" calcext:value-type="float">
            <text:p>0.990626670934</text:p>
          </table:table-cell>
          <table:table-cell table:formula="of:=[.C29]-[.B29]" office:value-type="float" office:value="0.0000439737450000921" calcext:value-type="float">
            <text:p>4.3973745000092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3</text:p>
          </table:table-cell>
          <table:table-cell table:style-name="ce3" office:value-type="float" office:value="0.994205658719" calcext:value-type="float">
            <text:p>0.994205658719</text:p>
          </table:table-cell>
          <table:table-cell office:value-type="float" office:value="0.994413843008" calcext:value-type="float">
            <text:p>0.994413843008</text:p>
          </table:table-cell>
          <table:table-cell table:formula="of:=[.C30]-[.B30]" office:value-type="float" office:value="0.000208184288999935" calcext:value-type="float">
            <text:p>0.000208184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41749483561" calcext:value-type="float">
            <text:p>0.941749483561</text:p>
          </table:table-cell>
          <table:table-cell table:style-name="ce3" office:value-type="float" office:value="0.940615349083" calcext:value-type="float">
            <text:p>0.940615349083</text:p>
          </table:table-cell>
          <table:table-cell table:formula="of:=[.C31]-[.B31]" office:value-type="float" office:value="-0.00113413447800004" calcext:value-type="float">
            <text:p>-0.001134134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80199495042" calcext:value-type="float">
            <text:p>0.880199495042</text:p>
          </table:table-cell>
          <table:table-cell table:style-name="ce3" office:value-type="float" office:value="0.872256724324" calcext:value-type="float">
            <text:p>0.872256724324</text:p>
          </table:table-cell>
          <table:table-cell table:formula="of:=[.C32]-[.B32]" office:value-type="float" office:value="-0.00794277071799998" calcext:value-type="float">
            <text:p>-0.007942770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3</text:p>
          </table:table-cell>
          <table:table-cell table:style-name="ce3" office:value-type="float" office:value="0.882137584317" calcext:value-type="float">
            <text:p>0.882137584317</text:p>
          </table:table-cell>
          <table:table-cell office:value-type="float" office:value="0.887654351096" calcext:value-type="float">
            <text:p>0.887654351096</text:p>
          </table:table-cell>
          <table:table-cell table:formula="of:=[.C33]-[.B33]" office:value-type="float" office:value="0.00551676677900004" calcext:value-type="float">
            <text:p>0.005516766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3</text:p>
          </table:table-cell>
          <table:table-cell table:style-name="ce3" office:value-type="float" office:value="0.941953408229" calcext:value-type="float">
            <text:p>0.941953408229</text:p>
          </table:table-cell>
          <table:table-cell office:value-type="float" office:value="0.94236449974" calcext:value-type="float">
            <text:p>0.94236449974</text:p>
          </table:table-cell>
          <table:table-cell table:formula="of:=[.C34]-[.B34]" office:value-type="float" office:value="0.000411091510999939" calcext:value-type="float">
            <text:p>0.000411091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909134274174" calcext:value-type="float">
            <text:p>0.909134274174</text:p>
          </table:table-cell>
          <table:table-cell table:style-name="ce3" office:value-type="float" office:value="0.902335355341" calcext:value-type="float">
            <text:p>0.902335355341</text:p>
          </table:table-cell>
          <table:table-cell table:formula="of:=[.C35]-[.B35]" office:value-type="float" office:value="-0.00679891883299999" calcext:value-type="float">
            <text:p>-0.006798918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908071184387" calcext:value-type="float">
            <text:p>0.908071184387</text:p>
          </table:table-cell>
          <table:table-cell table:style-name="ce3" office:value-type="float" office:value="0.894491471647" calcext:value-type="float">
            <text:p>0.894491471647</text:p>
          </table:table-cell>
          <table:table-cell table:formula="of:=[.C36]-[.B36]" office:value-type="float" office:value="-0.01357971274" calcext:value-type="float">
            <text:p>-0.01357971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3</text:p>
          </table:table-cell>
          <table:table-cell table:style-name="ce3" office:value-type="float" office:value="0.966968964728" calcext:value-type="float">
            <text:p>0.966968964728</text:p>
          </table:table-cell>
          <table:table-cell office:value-type="float" office:value="0.967269606056" calcext:value-type="float">
            <text:p>0.967269606056</text:p>
          </table:table-cell>
          <table:table-cell table:formula="of:=[.C37]-[.B37]" office:value-type="float" office:value="0.000300641328000006" calcext:value-type="float">
            <text:p>0.000300641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3</text:p>
          </table:table-cell>
          <table:table-cell table:style-name="ce3" office:value-type="float" office:value="0.943870913144" calcext:value-type="float">
            <text:p>0.943870913144</text:p>
          </table:table-cell>
          <table:table-cell office:value-type="float" office:value="0.944148666139" calcext:value-type="float">
            <text:p>0.944148666139</text:p>
          </table:table-cell>
          <table:table-cell table:formula="of:=[.C38]-[.B38]" office:value-type="float" office:value="0.000277752994999991" calcext:value-type="float">
            <text:p>0.000277752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3</text:p>
          </table:table-cell>
          <table:table-cell table:style-name="ce3" office:value-type="float" office:value="0.94386844727" calcext:value-type="float">
            <text:p>0.94386844727</text:p>
          </table:table-cell>
          <table:table-cell office:value-type="float" office:value="0.944443992683" calcext:value-type="float">
            <text:p>0.944443992683</text:p>
          </table:table-cell>
          <table:table-cell table:formula="of:=[.C39]-[.B39]" office:value-type="float" office:value="0.000575545412999978" calcext:value-type="float">
            <text:p>0.000575545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3</text:p>
          </table:table-cell>
          <table:table-cell table:style-name="ce3" office:value-type="float" office:value="0.943820745765" calcext:value-type="float">
            <text:p>0.943820745765</text:p>
          </table:table-cell>
          <table:table-cell office:value-type="float" office:value="0.944331264897" calcext:value-type="float">
            <text:p>0.944331264897</text:p>
          </table:table-cell>
          <table:table-cell table:formula="of:=[.C40]-[.B40]" office:value-type="float" office:value="0.000510519132000065" calcext:value-type="float">
            <text:p>0.000510519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040551034" calcext:value-type="float">
            <text:p>0.985040551034</text:p>
          </table:table-cell>
          <table:table-cell office:value-type="float" office:value="0.985020440395" calcext:value-type="float">
            <text:p>0.985020440395</text:p>
          </table:table-cell>
          <table:table-cell table:formula="of:=[.C41]-[.B41]" office:value-type="float" office:value="-0.0000201106389999817" calcext:value-type="float">
            <text:p>-2.0110638999981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038363116" calcext:value-type="float">
            <text:p>0.985038363116</text:p>
          </table:table-cell>
          <table:table-cell office:value-type="float" office:value="0.985019401901" calcext:value-type="float">
            <text:p>0.985019401901</text:p>
          </table:table-cell>
          <table:table-cell table:formula="of:=[.C42]-[.B42]" office:value-type="float" office:value="-0.0000189612150000018" calcext:value-type="float">
            <text:p>-1.8961215000001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3</text:p>
          </table:table-cell>
          <table:table-cell table:style-name="ce3" office:value-type="float" office:value="0.966830887865" calcext:value-type="float">
            <text:p>0.966830887865</text:p>
          </table:table-cell>
          <table:table-cell office:value-type="float" office:value="0.968299053813" calcext:value-type="float">
            <text:p>0.968299053813</text:p>
          </table:table-cell>
          <table:table-cell table:formula="of:=[.C43]-[.B43]" office:value-type="float" office:value="0.00146816594800003" calcext:value-type="float">
            <text:p>0.001468165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34032337026" calcext:value-type="float">
            <text:p>0.934032337026</text:p>
          </table:table-cell>
          <table:table-cell table:style-name="ce3" office:value-type="float" office:value="0.916085969312" calcext:value-type="float">
            <text:p>0.916085969312</text:p>
          </table:table-cell>
          <table:table-cell table:formula="of:=[.C44]-[.B44]" office:value-type="float" office:value="-0.0179463677139999" calcext:value-type="float">
            <text:p>-0.017946367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62499510928" calcext:value-type="float">
            <text:p>0.962499510928</text:p>
          </table:table-cell>
          <table:table-cell table:style-name="ce3" office:value-type="float" office:value="0.951085474835" calcext:value-type="float">
            <text:p>0.951085474835</text:p>
          </table:table-cell>
          <table:table-cell table:formula="of:=[.C45]-[.B45]" office:value-type="float" office:value="-0.0114140360930001" calcext:value-type="float">
            <text:p>-0.011414036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814592642052" calcext:value-type="float">
            <text:p>0.814592642052</text:p>
          </table:table-cell>
          <table:table-cell table:style-name="ce3" office:value-type="float" office:value="0.78729711502" calcext:value-type="float">
            <text:p>0.78729711502</text:p>
          </table:table-cell>
          <table:table-cell table:formula="of:=[.C46]-[.B46]" office:value-type="float" office:value="-0.027295527032" calcext:value-type="float">
            <text:p>-0.027295527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28:.B46])" office:value-type="float" office:value="0.940844468693842" calcext:value-type="float">
            <text:p>0.940844468693842</text:p>
          </table:table-cell>
          <table:table-cell table:style-name="ce3" table:formula="of:=AVERAGE([.C28:.C46])" office:value-type="float" office:value="0.936852718355895" calcext:value-type="float">
            <text:p>0.936852718355895</text:p>
          </table:table-cell>
          <table:table-cell table:formula="of:=[.C47]-[.B47]" office:value-type="float" office:value="-0.00399175033794719" calcext:value-type="float">
            <text:p>-0.0039917503379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0:07:31.015108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21:44:03.360022284</meta:creation-date>
    <dc:date>2020-10-15T10:27:42.589146657</dc:date>
    <meta:editing-duration>P1DT1H36M36S</meta:editing-duration>
    <meta:editing-cycles>39</meta:editing-cycles>
    <meta:generator>LibreOffice/6.0.7.3$Linux_X86_64 LibreOffice_project/00m0$Build-3</meta:generator>
    <meta:document-statistic meta:table-count="1" meta:cell-count="188" meta:object-count="0"/>
  </office:meta>
</office:document-meta>
</file>